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.7236in"/>
    </style:style>
    <style:style style:name="co4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98in"/>
    </style:style>
    <style:style style:name="co6" style:family="table-column">
      <style:table-column-properties fo:break-before="auto" style:column-width="1.439in"/>
    </style:style>
    <style:style style:name="co7" style:family="table-column">
      <style:table-column-properties fo:break-before="auto" style:column-width="3.0075in"/>
    </style:style>
    <style:style style:name="co8" style:family="table-column">
      <style:table-column-properties fo:break-before="auto" style:column-width="1.1201in"/>
    </style:style>
    <style:style style:name="co9" style:family="table-column">
      <style:table-column-properties fo:break-before="auto" style:column-width="1.0854in"/>
    </style:style>
    <style:style style:name="co10" style:family="table-column">
      <style:table-column-properties fo:break-before="auto" style:column-width="1.749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ards" table:style-name="ta1">
        <table:table-column table:style-name="co3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4" table:visibility="collapse" table:default-cell-style-name="Default"/>
        <table:table-column table:style-name="co8" table:visibility="collapse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visibility="collapse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mageFile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ubset Number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Back</text:p>
          </table:table-cell>
        </table:table-row>
        <table:table-row table:style-name="ro1">
          <table:table-cell office:value-type="string" calcext:value-type="string">
            <text:p>Mine</text:p>
          </table:table-cell>
          <table:table-cell office:value-type="string" calcext:value-type="string">
            <text:p>Aeon Rising</text:p>
          </table:table-cell>
          <table:table-cell table:formula="of:=CONCATENATE([.G2]; &quot;,&quot;; [.H2])" office:value-type="string" office:string-value="gearpunk_,back_ore" calcext:value-type="string">
            <text:p>gearpunk_,back_ore</text:p>
          </table:table-cell>
          <table:table-cell office:value-type="string" calcext:value-type="string">
            <text:p>Gearpunk</text:p>
          </table:table-cell>
          <table:table-cell office:value-type="string" calcext:value-type="string">
            <text:p>Basic Struc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arpunk_</text:p>
          </table:table-cell>
          <table:table-cell office:value-type="string" calcext:value-type="string">
            <text:p>back_ore</text:p>
          </table:table-cell>
        </table:table-row>
        <table:table-row table:style-name="ro1">
          <table:table-cell office:value-type="string" calcext:value-type="string">
            <text:p>Uranium Purifier</text:p>
          </table:table-cell>
          <table:table-cell office:value-type="string" calcext:value-type="string">
            <text:p>Aeon Rising</text:p>
          </table:table-cell>
          <table:table-cell table:formula="of:=CONCATENATE([.G3]; &quot;,&quot;; [.H3])" office:value-type="string" office:string-value="gearpunk_2,back_ore_2" calcext:value-type="string">
            <text:p>gearpunk_2,back_ore_2</text:p>
          </table:table-cell>
          <table:table-cell office:value-type="string" calcext:value-type="string">
            <text:p>Gearpunk</text:p>
          </table:table-cell>
          <table:table-cell office:value-type="string" calcext:value-type="string">
            <text:p>Basic Struc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arpunk_2</text:p>
          </table:table-cell>
          <table:table-cell office:value-type="string" calcext:value-type="string">
            <text:p>back_ore_2</text:p>
          </table:table-cell>
        </table:table-row>
        <table:table-row table:style-name="ro1">
          <table:table-cell office:value-type="string" calcext:value-type="string">
            <text:p>Gearpunk Factory</text:p>
          </table:table-cell>
          <table:table-cell office:value-type="string" calcext:value-type="string">
            <text:p>Aeon Rising</text:p>
          </table:table-cell>
          <table:table-cell table:formula="of:=CONCATENATE([.G4]; &quot;,&quot;; [.H4])" office:value-type="string" office:string-value="gearpunk_3,back_ore_1" calcext:value-type="string">
            <text:p>gearpunk_3,back_ore_1</text:p>
          </table:table-cell>
          <table:table-cell office:value-type="string" calcext:value-type="string">
            <text:p>Gearpunk</text:p>
          </table:table-cell>
          <table:table-cell office:value-type="string" calcext:value-type="string">
            <text:p>Struc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arpunk_3</text:p>
          </table:table-cell>
          <table:table-cell office:value-type="string" calcext:value-type="string">
            <text:p>back_ore_1</text:p>
          </table:table-cell>
        </table:table-row>
        <table:table-row table:style-name="ro1">
          <table:table-cell office:value-type="string" calcext:value-type="string">
            <text:p>Bomb Engine</text:p>
          </table:table-cell>
          <table:table-cell office:value-type="string" calcext:value-type="string">
            <text:p>Aeon Rising</text:p>
          </table:table-cell>
          <table:table-cell table:formula="of:=CONCATENATE([.G5]; &quot;,&quot;; [.H5])" office:value-type="string" office:string-value="gearpunk_4,back_uranium_uranium_3" calcext:value-type="string">
            <text:p>gearpunk_4,back_uranium_uranium_3</text:p>
          </table:table-cell>
          <table:table-cell office:value-type="string" calcext:value-type="string">
            <text:p>Gearpunk</text:p>
          </table:table-cell>
          <table:table-cell office:value-type="string" calcext:value-type="string">
            <text:p>Struc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arpunk_4</text:p>
          </table:table-cell>
          <table:table-cell office:value-type="string" calcext:value-type="string">
            <text:p>back_uranium_uranium_3</text:p>
          </table:table-cell>
        </table:table-row>
        <table:table-row table:style-name="ro1">
          <table:table-cell office:value-type="string" calcext:value-type="string">
            <text:p>City Module</text:p>
          </table:table-cell>
          <table:table-cell office:value-type="string" calcext:value-type="string">
            <text:p>Aeon Rising</text:p>
          </table:table-cell>
          <table:table-cell table:formula="of:=CONCATENATE([.G6]; &quot;,&quot;; [.H6])" office:value-type="string" office:string-value="gearpunk_5,back_uranium_uranium_3" calcext:value-type="string">
            <text:p>gearpunk_5,back_uranium_uranium_3</text:p>
          </table:table-cell>
          <table:table-cell office:value-type="string" calcext:value-type="string">
            <text:p>Gearpunk</text:p>
          </table:table-cell>
          <table:table-cell office:value-type="string" calcext:value-type="string">
            <text:p>Struct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arpunk_5</text:p>
          </table:table-cell>
          <table:table-cell office:value-type="string" calcext:value-type="string">
            <text:p>back_uranium_uranium_3</text:p>
          </table:table-cell>
        </table:table-row>
        <table:table-row table:style-name="ro1">
          <table:table-cell office:value-type="string" calcext:value-type="string">
            <text:p>Command Pod</text:p>
          </table:table-cell>
          <table:table-cell office:value-type="string" calcext:value-type="string">
            <text:p>Aeon Rising</text:p>
          </table:table-cell>
          <table:table-cell table:formula="of:=CONCATENATE([.G7]; &quot;,&quot;; [.H7])" office:value-type="string" office:string-value="gearpunk_6,back_uranium_uranium_3" calcext:value-type="string">
            <text:p>gearpunk_6,back_uranium_uranium_3</text:p>
          </table:table-cell>
          <table:table-cell office:value-type="string" calcext:value-type="string">
            <text:p>Gearpunk</text:p>
          </table:table-cell>
          <table:table-cell office:value-type="string" calcext:value-type="string">
            <text:p>Struct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arpunk_6</text:p>
          </table:table-cell>
          <table:table-cell office:value-type="string" calcext:value-type="string">
            <text:p>back_uranium_uranium_3</text:p>
          </table:table-cell>
        </table:table-row>
        <table:table-row table:style-name="ro1">
          <table:table-cell office:value-type="string" calcext:value-type="string">
            <text:p>Arachnolossus</text:p>
          </table:table-cell>
          <table:table-cell office:value-type="string" calcext:value-type="string">
            <text:p>Aeon Rising</text:p>
          </table:table-cell>
          <table:table-cell table:formula="of:=CONCATENATE([.G8]; &quot;,&quot;; [.H8])" office:value-type="string" office:string-value="gearpunk_7,back_ore_uranium_1" calcext:value-type="string">
            <text:p>gearpunk_7,back_ore_uranium_1</text:p>
          </table:table-cell>
          <table:table-cell office:value-type="string" calcext:value-type="string">
            <text:p>Gearpunk</text:p>
          </table:table-cell>
          <table:table-cell office:value-type="string" calcext:value-type="string">
            <text:p>Troo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arpunk_7</text:p>
          </table:table-cell>
          <table:table-cell office:value-type="string" calcext:value-type="string">
            <text:p>back_ore_uranium_1</text:p>
          </table:table-cell>
        </table:table-row>
        <table:table-row table:style-name="ro1">
          <table:table-cell office:value-type="string" calcext:value-type="string">
            <text:p>Axe Suit</text:p>
          </table:table-cell>
          <table:table-cell office:value-type="string" calcext:value-type="string">
            <text:p>Aeon Rising</text:p>
          </table:table-cell>
          <table:table-cell table:formula="of:=CONCATENATE([.G9]; &quot;,&quot;; [.H9])" office:value-type="string" office:string-value="gearpunk_8,back_ore_1" calcext:value-type="string">
            <text:p>gearpunk_8,back_ore_1</text:p>
          </table:table-cell>
          <table:table-cell office:value-type="string" calcext:value-type="string">
            <text:p>Gearpunk</text:p>
          </table:table-cell>
          <table:table-cell office:value-type="string" calcext:value-type="string">
            <text:p>Troo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earpunk_8</text:p>
          </table:table-cell>
          <table:table-cell office:value-type="string" calcext:value-type="string">
            <text:p>back_ore_1</text:p>
          </table:table-cell>
        </table:table-row>
        <table:table-row table:style-name="ro1">
          <table:table-cell office:value-type="string" calcext:value-type="string">
            <text:p>Gyropike</text:p>
          </table:table-cell>
          <table:table-cell office:value-type="string" calcext:value-type="string">
            <text:p>Aeon Rising</text:p>
          </table:table-cell>
          <table:table-cell table:formula="of:=CONCATENATE([.G10]; &quot;,&quot;; [.H10])" office:value-type="string" office:string-value="gearpunk_9,back_ore_uranium_1" calcext:value-type="string">
            <text:p>gearpunk_9,back_ore_uranium_1</text:p>
          </table:table-cell>
          <table:table-cell office:value-type="string" calcext:value-type="string">
            <text:p>Gearpunk</text:p>
          </table:table-cell>
          <table:table-cell office:value-type="string" calcext:value-type="string">
            <text:p>Troo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arpunk_9</text:p>
          </table:table-cell>
          <table:table-cell office:value-type="string" calcext:value-type="string">
            <text:p>back_ore_uranium_1</text:p>
          </table:table-cell>
        </table:table-row>
        <table:table-row table:style-name="ro1">
          <table:table-cell office:value-type="string" calcext:value-type="string">
            <text:p>Igor</text:p>
          </table:table-cell>
          <table:table-cell office:value-type="string" calcext:value-type="string">
            <text:p>Aeon Rising</text:p>
          </table:table-cell>
          <table:table-cell table:formula="of:=CONCATENATE([.G11]; &quot;,&quot;; [.H11])" office:value-type="string" office:string-value="gearpunk_10,back_ore_ore_2" calcext:value-type="string">
            <text:p>gearpunk_10,back_ore_ore_2</text:p>
          </table:table-cell>
          <table:table-cell office:value-type="string" calcext:value-type="string">
            <text:p>Gearpunk</text:p>
          </table:table-cell>
          <table:table-cell office:value-type="string" calcext:value-type="string">
            <text:p>Troo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earpunk_10</text:p>
          </table:table-cell>
          <table:table-cell office:value-type="string" calcext:value-type="string">
            <text:p>back_ore_ore_2</text:p>
          </table:table-cell>
        </table:table-row>
        <table:table-row table:style-name="ro1">
          <table:table-cell office:value-type="string" calcext:value-type="string">
            <text:p>Jetpack Nuke Jockey</text:p>
          </table:table-cell>
          <table:table-cell office:value-type="string" calcext:value-type="string">
            <text:p>Aeon Rising</text:p>
          </table:table-cell>
          <table:table-cell table:formula="of:=CONCATENATE([.G12]; &quot;,&quot;; [.H12])" office:value-type="string" office:string-value="gearpunk_11,back_ore_uranium_1" calcext:value-type="string">
            <text:p>gearpunk_11,back_ore_uranium_1</text:p>
          </table:table-cell>
          <table:table-cell office:value-type="string" calcext:value-type="string">
            <text:p>Gearpunk</text:p>
          </table:table-cell>
          <table:table-cell office:value-type="string" calcext:value-type="string">
            <text:p>Troo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earpunk_11</text:p>
          </table:table-cell>
          <table:table-cell office:value-type="string" calcext:value-type="string">
            <text:p>back_ore_uranium_1</text:p>
          </table:table-cell>
        </table:table-row>
        <table:table-row table:style-name="ro1">
          <table:table-cell office:value-type="string" calcext:value-type="string">
            <text:p>Shield Suit</text:p>
          </table:table-cell>
          <table:table-cell office:value-type="string" calcext:value-type="string">
            <text:p>Aeon Rising</text:p>
          </table:table-cell>
          <table:table-cell table:formula="of:=CONCATENATE([.G13]; &quot;,&quot;; [.H13])" office:value-type="string" office:string-value="gearpunk_12,back_ore_1" calcext:value-type="string">
            <text:p>gearpunk_12,back_ore_1</text:p>
          </table:table-cell>
          <table:table-cell office:value-type="string" calcext:value-type="string">
            <text:p>Gearpunk</text:p>
          </table:table-cell>
          <table:table-cell office:value-type="string" calcext:value-type="string">
            <text:p>Tro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earpunk_12</text:p>
          </table:table-cell>
          <table:table-cell office:value-type="string" calcext:value-type="string">
            <text:p>back_ore_1</text:p>
          </table:table-cell>
        </table:table-row>
        <table:table-row table:style-name="ro1">
          <table:table-cell office:value-type="string" calcext:value-type="string">
            <text:p>Visionary Engineer</text:p>
          </table:table-cell>
          <table:table-cell office:value-type="string" calcext:value-type="string">
            <text:p>Aeon Rising</text:p>
          </table:table-cell>
          <table:table-cell table:formula="of:=CONCATENATE([.G14]; &quot;,&quot;; [.H14])" office:value-type="string" office:string-value="gearpunk_13,back_ore_2" calcext:value-type="string">
            <text:p>gearpunk_13,back_ore_2</text:p>
          </table:table-cell>
          <table:table-cell office:value-type="string" calcext:value-type="string">
            <text:p>Gearpunk</text:p>
          </table:table-cell>
          <table:table-cell office:value-type="string" calcext:value-type="string">
            <text:p>Troop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earpunk_13</text:p>
          </table:table-cell>
          <table:table-cell office:value-type="string" calcext:value-type="string">
            <text:p>back_ore_2</text:p>
          </table:table-cell>
        </table:table-row>
        <table:table-row table:style-name="ro1">
          <table:table-cell office:value-type="string" calcext:value-type="string">
            <text:p>Kidnap</text:p>
          </table:table-cell>
          <table:table-cell office:value-type="string" calcext:value-type="string">
            <text:p>Aeon Rising</text:p>
          </table:table-cell>
          <table:table-cell table:formula="of:=CONCATENATE([.G15]; &quot;,&quot;; [.H15])" office:value-type="string" office:string-value="ice_dragons_,back_egg_2" calcext:value-type="string">
            <text:p>ice_dragons_,back_egg_2</text:p>
          </table:table-cell>
          <table:table-cell office:value-type="string" calcext:value-type="string">
            <text:p>Ice Dragons</text:p>
          </table:table-cell>
          <table:table-cell office:value-type="string" calcext:value-type="string">
            <text:p>A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e_dragons_</text:p>
          </table:table-cell>
          <table:table-cell office:value-type="string" calcext:value-type="string">
            <text:p>back_egg_2</text:p>
          </table:table-cell>
        </table:table-row>
        <table:table-row table:style-name="ro1">
          <table:table-cell office:value-type="string" calcext:value-type="string">
            <text:p>Unnatural Hail</text:p>
          </table:table-cell>
          <table:table-cell office:value-type="string" calcext:value-type="string">
            <text:p>Aeon Rising</text:p>
          </table:table-cell>
          <table:table-cell table:formula="of:=CONCATENATE([.G16]; &quot;,&quot;; [.H16])" office:value-type="string" office:string-value="ice_dragons_2,back_egg_2" calcext:value-type="string">
            <text:p>ice_dragons_2,back_egg_2</text:p>
          </table:table-cell>
          <table:table-cell office:value-type="string" calcext:value-type="string">
            <text:p>Ice Dragons</text:p>
          </table:table-cell>
          <table:table-cell office:value-type="string" calcext:value-type="string">
            <text:p>Ac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e_dragons_2</text:p>
          </table:table-cell>
          <table:table-cell office:value-type="string" calcext:value-type="string">
            <text:p>back_egg_2</text:p>
          </table:table-cell>
        </table:table-row>
        <table:table-row table:style-name="ro1">
          <table:table-cell office:value-type="string" calcext:value-type="string">
            <text:p>Roost</text:p>
          </table:table-cell>
          <table:table-cell office:value-type="string" calcext:value-type="string">
            <text:p>Aeon Rising</text:p>
          </table:table-cell>
          <table:table-cell table:formula="of:=CONCATENATE([.G17]; &quot;,&quot;; [.H17])" office:value-type="string" office:string-value="ice_dragons_3,back_blank" calcext:value-type="string">
            <text:p>ice_dragons_3,back_blank</text:p>
          </table:table-cell>
          <table:table-cell office:value-type="string" calcext:value-type="string">
            <text:p>Ice Dragons</text:p>
          </table:table-cell>
          <table:table-cell office:value-type="string" calcext:value-type="string">
            <text:p>Basic Struc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ce_dragons_3</text:p>
          </table:table-cell>
          <table:table-cell office:value-type="string" calcext:value-type="string">
            <text:p>back_blank</text:p>
          </table:table-cell>
        </table:table-row>
        <table:table-row table:style-name="ro1">
          <table:table-cell office:value-type="string" calcext:value-type="string">
            <text:p>Frozen Farmland</text:p>
          </table:table-cell>
          <table:table-cell office:value-type="string" calcext:value-type="string">
            <text:p>Aeon Rising</text:p>
          </table:table-cell>
          <table:table-cell table:formula="of:=CONCATENATE([.G18]; &quot;,&quot;; [.H18])" office:value-type="string" office:string-value="ice_dragons_4,back_egg_egg_x" calcext:value-type="string">
            <text:p>ice_dragons_4,back_egg_egg_x</text:p>
          </table:table-cell>
          <table:table-cell office:value-type="string" calcext:value-type="string">
            <text:p>Ice Dragons</text:p>
          </table:table-cell>
          <table:table-cell office:value-type="string" calcext:value-type="string">
            <text:p>Strateg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ce_dragons_4</text:p>
          </table:table-cell>
          <table:table-cell office:value-type="string" calcext:value-type="string">
            <text:p>back_egg_egg_x</text:p>
          </table:table-cell>
        </table:table-row>
        <table:table-row table:style-name="ro1">
          <table:table-cell office:value-type="string" calcext:value-type="string">
            <text:p>Blade Statue</text:p>
          </table:table-cell>
          <table:table-cell office:value-type="string" calcext:value-type="string">
            <text:p>Aeon Rising</text:p>
          </table:table-cell>
          <table:table-cell table:formula="of:=CONCATENATE([.G19]; &quot;,&quot;; [.H19])" office:value-type="string" office:string-value="ice_dragons_5,back_blank" calcext:value-type="string">
            <text:p>ice_dragons_5,back_blank</text:p>
          </table:table-cell>
          <table:table-cell office:value-type="string" calcext:value-type="string">
            <text:p>Ice Dragons</text:p>
          </table:table-cell>
          <table:table-cell office:value-type="string" calcext:value-type="string">
            <text:p>Tro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ce_dragons_5</text:p>
          </table:table-cell>
          <table:table-cell office:value-type="string" calcext:value-type="string">
            <text:p>back_blank</text:p>
          </table:table-cell>
        </table:table-row>
        <table:table-row table:style-name="ro1">
          <table:table-cell office:value-type="string" calcext:value-type="string">
            <text:p>Blue Drake</text:p>
          </table:table-cell>
          <table:table-cell office:value-type="string" calcext:value-type="string">
            <text:p>Aeon Rising</text:p>
          </table:table-cell>
          <table:table-cell table:formula="of:=CONCATENATE([.G20]; &quot;,&quot;; [.H20])" office:value-type="string" office:string-value="ice_dragons_6,back_egg_2" calcext:value-type="string">
            <text:p>ice_dragons_6,back_egg_2</text:p>
          </table:table-cell>
          <table:table-cell office:value-type="string" calcext:value-type="string">
            <text:p>Ice Dragons</text:p>
          </table:table-cell>
          <table:table-cell office:value-type="string" calcext:value-type="string">
            <text:p>Troo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ce_dragons_6</text:p>
          </table:table-cell>
          <table:table-cell office:value-type="string" calcext:value-type="string">
            <text:p>back_egg_2</text:p>
          </table:table-cell>
        </table:table-row>
        <table:table-row table:style-name="ro1">
          <table:table-cell office:value-type="string" calcext:value-type="string">
            <text:p>Fjolnir</text:p>
          </table:table-cell>
          <table:table-cell office:value-type="string" calcext:value-type="string">
            <text:p>Aeon Rising</text:p>
          </table:table-cell>
          <table:table-cell table:formula="of:=CONCATENATE([.G21]; &quot;,&quot;; [.H21])" office:value-type="string" office:string-value="ice_dragons_7,back_egg_egg_4" calcext:value-type="string">
            <text:p>ice_dragons_7,back_egg_egg_4</text:p>
          </table:table-cell>
          <table:table-cell office:value-type="string" calcext:value-type="string">
            <text:p>Ice Dragons</text:p>
          </table:table-cell>
          <table:table-cell office:value-type="string" calcext:value-type="string">
            <text:p>Troo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ce_dragons_7</text:p>
          </table:table-cell>
          <table:table-cell office:value-type="string" calcext:value-type="string">
            <text:p>back_egg_egg_4</text:p>
          </table:table-cell>
        </table:table-row>
        <table:table-row table:style-name="ro1">
          <table:table-cell office:value-type="string" calcext:value-type="string">
            <text:p>Frost Elder</text:p>
          </table:table-cell>
          <table:table-cell office:value-type="string" calcext:value-type="string">
            <text:p>Aeon Rising</text:p>
          </table:table-cell>
          <table:table-cell table:formula="of:=CONCATENATE([.G22]; &quot;,&quot;; [.H22])" office:value-type="string" office:string-value="ice_dragons_8,back_egg_egg_2" calcext:value-type="string">
            <text:p>ice_dragons_8,back_egg_egg_2</text:p>
          </table:table-cell>
          <table:table-cell office:value-type="string" calcext:value-type="string">
            <text:p>Ice Dragons</text:p>
          </table:table-cell>
          <table:table-cell office:value-type="string" calcext:value-type="string">
            <text:p>Troo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ce_dragons_8</text:p>
          </table:table-cell>
          <table:table-cell office:value-type="string" calcext:value-type="string">
            <text:p>back_egg_egg_2</text:p>
          </table:table-cell>
        </table:table-row>
        <table:table-row table:style-name="ro1">
          <table:table-cell office:value-type="string" calcext:value-type="string">
            <text:p>Ice Ancient</text:p>
          </table:table-cell>
          <table:table-cell office:value-type="string" calcext:value-type="string">
            <text:p>Aeon Rising</text:p>
          </table:table-cell>
          <table:table-cell table:formula="of:=CONCATENATE([.G23]; &quot;,&quot;; [.H23])" office:value-type="string" office:string-value="ice_dragons_9,back_egg_egg_3" calcext:value-type="string">
            <text:p>ice_dragons_9,back_egg_egg_3</text:p>
          </table:table-cell>
          <table:table-cell office:value-type="string" calcext:value-type="string">
            <text:p>Ice Dragons</text:p>
          </table:table-cell>
          <table:table-cell office:value-type="string" calcext:value-type="string">
            <text:p>Troo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e_dragons_9</text:p>
          </table:table-cell>
          <table:table-cell office:value-type="string" calcext:value-type="string">
            <text:p>back_egg_egg_3</text:p>
          </table:table-cell>
        </table:table-row>
        <table:table-row table:style-name="ro1">
          <table:table-cell office:value-type="string" calcext:value-type="string">
            <text:p>Ice Hulk</text:p>
          </table:table-cell>
          <table:table-cell office:value-type="string" calcext:value-type="string">
            <text:p>Aeon Rising</text:p>
          </table:table-cell>
          <table:table-cell table:formula="of:=CONCATENATE([.G24]; &quot;,&quot;; [.H24])" office:value-type="string" office:string-value="ice_dragons_10,back_blank" calcext:value-type="string">
            <text:p>ice_dragons_10,back_blank</text:p>
          </table:table-cell>
          <table:table-cell office:value-type="string" calcext:value-type="string">
            <text:p>Ice Dragons</text:p>
          </table:table-cell>
          <table:table-cell office:value-type="string" calcext:value-type="string">
            <text:p>Troo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ce_dragons_10</text:p>
          </table:table-cell>
          <table:table-cell office:value-type="string" calcext:value-type="string">
            <text:p>back_blank</text:p>
          </table:table-cell>
        </table:table-row>
        <table:table-row table:style-name="ro1">
          <table:table-cell office:value-type="string" calcext:value-type="string">
            <text:p>Icemage</text:p>
          </table:table-cell>
          <table:table-cell office:value-type="string" calcext:value-type="string">
            <text:p>Aeon Rising</text:p>
          </table:table-cell>
          <table:table-cell table:formula="of:=CONCATENATE([.G25]; &quot;,&quot;; [.H25])" office:value-type="string" office:string-value="ice_dragons_11,back_egg_1" calcext:value-type="string">
            <text:p>ice_dragons_11,back_egg_1</text:p>
          </table:table-cell>
          <table:table-cell office:value-type="string" calcext:value-type="string">
            <text:p>Ice Dragons</text:p>
          </table:table-cell>
          <table:table-cell office:value-type="string" calcext:value-type="string">
            <text:p>Troo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ce_dragons_11</text:p>
          </table:table-cell>
          <table:table-cell office:value-type="string" calcext:value-type="string">
            <text:p>back_egg_1</text:p>
          </table:table-cell>
        </table:table-row>
      </table:table>
      <table:table table:name="Dwarf Deck" table:style-name="ta1"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Quantity</text:p>
          </table:table-cell>
        </table:table-row>
        <table:table-row table:style-name="ro1">
          <table:table-cell office:value-type="string" calcext:value-type="string">
            <text:p>Uranium Purifi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earpunk Manufactor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boteu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yropik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rachnolossu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xe-sui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hield-sui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isionary Engine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g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rforge Bomb Eng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rforge City Modu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rforge Command P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e</text:p>
          </table:table-cell>
          <table:table-cell office:value-type="float" office:value="24" calcext:value-type="float">
            <text:p>24</text:p>
          </table:table-cell>
        </table:table-row>
      </table:table>
      <table:named-expressions/>
      <table:database-ranges>
        <table:database-range table:name="__Anonymous_Sheet_DB__0" table:target-range-address="cards.A1:cards.AMJ1048576">
          <table:sort>
            <table:sort-by table:field-number="3" table:data-type="automatic"/>
            <table:sort-by table:field-number="4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6">00/00/0000</text:date>, <text:time style:data-style-name="N2" text:time-value="23:46:29.12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Windows_x86 LibreOffice_project/63150712c6d317d27ce2db16eb94c2f3d7b699f8</meta:generator>
    <dc:date>2015-06-16T00:01:03.939000000</dc:date>
    <meta:editing-duration>PT1H12M41S</meta:editing-duration>
    <meta:editing-cycles>7</meta:editing-cycles>
    <meta:document-statistic meta:table-count="2" meta:cell-count="228" meta:object-count="0"/>
  </office:meta>
</office:document-meta>
</file>